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text-align="center"/>
      <style:text-properties style:font-name="Times" fo:font-size="14.0pt"/>
    </style:style>
    <style:style style:name="P2" style:family="paragraph" style:parent-style-name="Standard">
      <style:paragraph-properties fo:text-align="center"/>
      <style:text-properties style:font-name="Times" fo:font-size="12.0pt"/>
    </style:style>
    <style:style style:name="P3" style:family="paragraph" style:parent-style-name="Standard">
      <style:text-properties style:font-name="Times" fo:font-size="12.0pt"/>
    </style:style>
    <style:style style:name="P4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2.0pt"/>
    </style:style>
    <style:style style:name="P5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" fo:font-size="12.0pt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bullet-char="">
        <style:list-level-properties text:space-before="0.50in" text:min-label-width="0.25in"/>
      </text:list-level-style-bullet>
    </text:list-style>
  </office:automatic-styles>
  <office:body>
    <office:text>
      <text:p text:style-name="P1">Iteration 2 Feature Set Plan</text:p>
      <text:p text:style-name="P1">Team 7: Greg’s List</text:p>
      <text:p text:style-name="P2">Carter Dewey, <text:s/>Amanda Doyle, Bobby Santoski, Greg Walters, Morgan Winslow</text:p>
      <text:p text:style-name="P2"/>
      <text:p text:style-name="P3">Greg’s List is an SMU-specific marketplace to exchange goods like textbooks, bikes, dorm furniture, and arrange meetings for studying, etc.</text:p>
      <text:p text:style-name="P3"/>
      <text:list text:style-name="L1">
        <text:list-item>
          <text:p text:style-name="P4">Home Page</text:p>
          <text:list>
            <text:list-item>
              <text:p text:style-name="P5">Instructions: Navigate to listing categories using the “Category Side Bar”</text:p>
            </text:list-item>
            <text:list-item>
              <text:p text:style-name="P5">Desired result: Clicking on a category will bring you to a search result page in which all of the listings of that category are displayed.</text:p>
            </text:list-item>
            <text:list-item>
              <text:p text:style-name="P5">Instructions: Select a listing from the listing slide show on the home page</text:p>
            </text:list-item>
            <text:list-item>
              <text:p text:style-name="P5">Desired result: User will be taken to the appropriate listing page based on whatever listing was click from the slide show. </text:p>
            </text:list-item>
          </text:list>
        </text:list-item>
        <text:list-item>
          <text:p text:style-name="P4">Create Listing</text:p>
          <text:list>
            <text:list-item>
              <text:p text:style-name="P5">Instructions: Choose a listing category and create a listing</text:p>
            </text:list-item>
            <text:list-item>
              <text:p text:style-name="P5">Desired result: Once a listing category is chosen the correct fields for that listing will display and the user will be able to fill them out.</text:p>
            </text:list-item>
          </text:list>
        </text:list-item>
        <text:list-item>
          <text:p text:style-name="P4">Navigation Bar</text:p>
          <text:list>
            <text:list-item>
              <text:p text:style-name="P5">Instructions: Enter a search in the search bar to search through listing names and descriptions</text:p>
            </text:list-item>
            <text:list-item>
              <text:p text:style-name="P5">Desired result: Entering a search will take you to a search result page that displays all listings from every category that have the search term in the title or description of the listing. </text:p>
            </text:list-item>
          </text:list>
        </text:list-item>
        <text:list-item>
          <text:p text:style-name="P4">View Listings</text:p>
          <text:list>
            <text:list-item>
              <text:p text:style-name="P5">Instructions: Select a listing from the search results page</text:p>
            </text:list-item>
            <text:list-item>
              <text:p text:style-name="P5">Desired result: User is shown the full listing page for the listing that was clicked, including contact information of the seller.</text:p>
            </text:list-item>
          </text:list>
        </text:list-item>
        <text:list-item>
          <text:p text:style-name="P4">Search Results Page</text:p>
          <text:list>
            <text:list-item>
              <text:p text:style-name="P5">Instructions: After filling and submitting a search click on a category on the results page</text:p>
            </text:list-item>
            <text:list-item>
              <text:p text:style-name="P5">Desired result: Clicking on a category will narrow down the search to search only within that specific category.</text:p>
            </text:list-item>
          </text:list>
        </text:list-item>
        <text:list-item>
          <text:p text:style-name="P4">Android Application </text:p>
          <text:list>
            <text:list-item>
              <text:p text:style-name="P5">Instructions: Login using SMU email address and password and click the Sign In button</text:p>
            </text:list-item>
            <text:list-item>
              <text:p text:style-name="P5">Desired Result: The user will be taken to the Home Page and be able to view the listing slide show</text:p>
            </text:list-item>
            <text:list-item>
              <text:p text:style-name="P5">Instructions: Enter a search term into the search field on the Home Page</text:p>
            </text:list-item>
            <text:list-item>
              <text:p text:style-name="P5">Desired Result: The user will be taken to the Search Results page and be able to view the results for their chosen search term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  <meta:initial-creator>Bobby Santoski</meta:initial-creator>
  </office:meta>
</office:document-meta>
</file>